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198in"/>
      <style:text-properties fo:color="#ce9178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198in"/>
    </style:style>
    <style:style style:name="P4" style:family="paragraph" style:parent-style-name="Standard">
      <style:paragraph-properties fo:margin-top="0in" fo:margin-bottom="0.1965in" loext:contextual-spacing="false" style:line-height-at-least="0.198in"/>
      <style:text-properties fo:color="#d4d4d4" style:font-name="Droid Sans Mono" fo:font-size="10.5pt" fo:font-weight="normal" fo:background-color="#1e1e1e"/>
    </style:style>
    <style:style style:name="T1" style:family="text">
      <style:text-properties fo:color="#c586c0"/>
    </style:style>
    <style:style style:name="T2" style:family="text">
      <style:text-properties fo:color="#569cd6"/>
    </style:style>
    <style:style style:name="T3" style:family="text">
      <style:text-properties fo:color="#dcdcaa"/>
    </style:style>
    <style:style style:name="T4" style:family="text">
      <style:text-properties fo:color="#4ec9b0"/>
    </style:style>
    <style:style style:name="T5" style:family="text">
      <style:text-properties fo:color="#ce9178"/>
    </style:style>
    <style:style style:name="T6" style:family="text">
      <style:text-properties fo:color="#b5ce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1">import</text:span> random</text:p>
      <text:p text:style-name="P3"/>
      <text:p text:style-name="P2">""" 1) ingresar por teclado una cantidad. Esa cantidad indicara cuantos valores ingresar.</text:p>
      <text:p text:style-name="P2">Calcular el promedio de los valores ingresado """</text:p>
      <text:p text:style-name="P3"/>
      <text:p text:style-name="P1"><text:span text:style-name="T2">def</text:span> <text:span text:style-name="T3">promedio</text:span>():</text:p>
      <text:p text:style-name="P1">cant = <text:span text:style-name="T4">int</text:span>(<text:span text:style-name="T3">input</text:span>(<text:span text:style-name="T5">"ingrese la cantidad de valores: "</text:span>))</text:p>
      <text:p text:style-name="P1">suma = <text:span text:style-name="T6">0</text:span></text:p>
      <text:p text:style-name="P1"><text:span text:style-name="T1">for</text:span> i <text:span text:style-name="T1">in</text:span> <text:span text:style-name="T3">range</text:span>(cant):</text:p>
      <text:p text:style-name="P1">valor = <text:span text:style-name="T4">int</text:span>(<text:span text:style-name="T3">input</text:span>(<text:span text:style-name="T5">"ingrese un valor: "</text:span>))</text:p>
      <text:p text:style-name="P1">suma += valor</text:p>
      <text:p text:style-name="P1">prom = suma/cant</text:p>
      <text:p text:style-name="P1"><text:span text:style-name="T3">print</text:span>(<text:span text:style-name="T5">"el promedio es: "</text:span>, prom)</text:p>
      <text:p text:style-name="Standard"/>
      <text:p text:style-name="Standard"/>
      <text:p text:style-name="Standard">gsus@Bangho:~/Documents/pygame$ python3 practicoPython.py</text:p>
      <text:p text:style-name="Standard">ingrese la cantidad de valores: 5</text:p>
      <text:p text:style-name="Standard">ingrese un valor: 1</text:p>
      <text:p text:style-name="Standard">ingrese un valor: 5</text:p>
      <text:p text:style-name="Standard">ingrese un valor: 6</text:p>
      <text:p text:style-name="Standard">ingrese un valor: 4</text:p>
      <text:p text:style-name="Standard">ingrese un valor: 7</text:p>
      <text:p text:style-name="Standard">el promedio es: <text:s/>4.6</text:p>
      <text:p text:style-name="Standard"/>
      <text:p text:style-name="P2">""" 2) Crear un algoritmo que reciba tres valores que seran cantidad de respuestas correctas, cantidad de respuestras incorrectas</text:p>
      <text:p text:style-name="P2">y cantidad de respuestas en blanco.</text:p>
      <text:p text:style-name="P2">Cada respuesta correcta tiene un puntaje de 5, cada incorrecta tiene un puntaje de -1 y las respuestas en blanco 0.</text:p>
      <text:p text:style-name="P2">Calcular el puntaje para cada tipo de respuesta y el puntaje total. """</text:p>
      <text:p text:style-name="P3"/>
      <text:p text:style-name="P1"><text:span text:style-name="T2">def</text:span> <text:span text:style-name="T3">puntaje</text:span>():</text:p>
      <text:p text:style-name="P1">correctas = <text:span text:style-name="T4">int</text:span>(<text:span text:style-name="T3">input</text:span>(<text:span text:style-name="T5">"ingrese la cantidad de respuestas correctas: "</text:span>))</text:p>
      <text:p text:style-name="P1">incorrectas = <text:span text:style-name="T4">int</text:span>(<text:span text:style-name="T3">input</text:span>(<text:span text:style-name="T5">"ingrese la cantidad de respuestas incorrectas: "</text:span>))</text:p>
      <text:p text:style-name="P1">blancas = <text:span text:style-name="T4">int</text:span>(<text:span text:style-name="T3">input</text:span>(<text:span text:style-name="T5">"ingrese la cantidad de respuestas en blanco: "</text:span>))</text:p>
      <text:p text:style-name="P1">puntaje_correctas = correctas * <text:span text:style-name="T6">5</text:span></text:p>
      <text:p text:style-name="P1">puntaje_incorrectas = incorrectas * -<text:span text:style-name="T6">1</text:span></text:p>
      <text:p text:style-name="P1">puntaje_blancas = blancas * <text:span text:style-name="T6">0</text:span></text:p>
      <text:p text:style-name="P1">puntaje_total = puntaje_correctas + puntaje_incorrectas + puntaje_blancas</text:p>
      <text:p text:style-name="P1"><text:span text:style-name="T3">print</text:span>(<text:span text:style-name="T5">"el puntaje total es: "</text:span>, puntaje_total)</text:p>
      <text:p text:style-name="Standard"/>
      <text:p text:style-name="Standard">ingrese la cantidad de respuestas correctas: 5</text:p>
      <text:p text:style-name="Standard">ingrese la cantidad de respuestas incorrectas: 3</text:p>
      <text:p text:style-name="Standard">ingrese la cantidad de respuestas en blanco: 1</text:p>
      <text:p text:style-name="Standard">el puntaje total es: <text:s/>22</text:p>
      <text:p text:style-name="Standard"/>
      <text:p text:style-name="P2">""" 3)Ingresar por teclado 20 números enteros y calcular cuántos de ellos son pares. Se emprime el resultado. """</text:p>
      <text:p text:style-name="P3"/>
      <text:p text:style-name="P1"><text:span text:style-name="T2">def</text:span> <text:span text:style-name="T3">pares</text:span>():</text:p>
      <text:p text:style-name="P1"><text:soft-page-break/>pares = <text:span text:style-name="T6">0</text:span></text:p>
      <text:p text:style-name="P1"><text:span text:style-name="T1">for</text:span> i <text:span text:style-name="T1">in</text:span> <text:span text:style-name="T3">range</text:span>(<text:span text:style-name="T6">20</text:span>):</text:p>
      <text:p text:style-name="P1">numero = <text:span text:style-name="T4">int</text:span>(<text:span text:style-name="T3">input</text:span>(<text:span text:style-name="T5">"ingrese un numero: "</text:span>))</text:p>
      <text:p text:style-name="P1"><text:span text:style-name="T1">if</text:span> numero % <text:span text:style-name="T6">2</text:span> == <text:span text:style-name="T6">0</text:span>:</text:p>
      <text:p text:style-name="P1">pares += <text:span text:style-name="T6">1</text:span></text:p>
      <text:p text:style-name="P1"><text:span text:style-name="T3">print</text:span>(<text:span text:style-name="T5">"la cantidad de numeros pares es: "</text:span>, pares)</text:p>
      <text:p text:style-name="P1"/>
      <text:p text:style-name="Standard"/>
      <text:p text:style-name="Standard">ingrese un numero: 1</text:p>
      <text:p text:style-name="Standard">ingrese un numero: 2</text:p>
      <text:p text:style-name="Standard">ingrese un numero: 3</text:p>
      <text:p text:style-name="Standard">ingrese un numero: 4</text:p>
      <text:p text:style-name="Standard">ingrese un numero: 5</text:p>
      <text:p text:style-name="Standard">ingrese un numero: 6</text:p>
      <text:p text:style-name="Standard">ingrese un numero: 7</text:p>
      <text:p text:style-name="Standard">ingrese un numero: 8</text:p>
      <text:p text:style-name="Standard">ingrese un numero: 9</text:p>
      <text:p text:style-name="Standard">ingrese un numero: 10</text:p>
      <text:p text:style-name="Standard">ingrese un numero: 11</text:p>
      <text:p text:style-name="Standard">ingrese un numero: 12</text:p>
      <text:p text:style-name="Standard">ingrese un numero: 13</text:p>
      <text:p text:style-name="Standard">ingrese un numero: 14</text:p>
      <text:p text:style-name="Standard">ingrese un numero: 15</text:p>
      <text:p text:style-name="Standard">ingrese un numero: 16</text:p>
      <text:p text:style-name="Standard">ingrese un numero: 17</text:p>
      <text:p text:style-name="Standard">ingrese un numero: 18</text:p>
      <text:p text:style-name="Standard">ingrese un numero: 19</text:p>
      <text:p text:style-name="Standard">ingrese un numero: 20</text:p>
      <text:p text:style-name="Standard">la cantidad de numeros pares es: <text:s/>10</text:p>
      <text:p text:style-name="Standard"/>
      <text:p text:style-name="P2">""" 4)Ingresar cantidad de numeros, generar esa cantidad en forma aleatoria de numeros enteros positivos , </text:p>
      <text:p text:style-name="P2">y determinar cuantos son impares. """</text:p>
      <text:p text:style-name="P3"/>
      <text:p text:style-name="P1"><text:span text:style-name="T2">def</text:span> <text:span text:style-name="T3">impares</text:span>():</text:p>
      <text:p text:style-name="P1">cant = <text:span text:style-name="T4">int</text:span>(<text:span text:style-name="T3">input</text:span>(<text:span text:style-name="T5">"ingrese la cantidad de numeros: "</text:span>))</text:p>
      <text:p text:style-name="P1">impares = <text:span text:style-name="T6">0</text:span></text:p>
      <text:p text:style-name="P1"><text:span text:style-name="T1">for</text:span> i <text:span text:style-name="T1">in</text:span> <text:span text:style-name="T3">range</text:span>(cant):</text:p>
      <text:p text:style-name="P1">numero = random.randint(<text:span text:style-name="T6">0</text:span>, <text:span text:style-name="T6">100</text:span>)</text:p>
      <text:p text:style-name="P1"><text:span text:style-name="T1">if</text:span> numero % <text:span text:style-name="T6">2</text:span> != <text:span text:style-name="T6">0</text:span>:</text:p>
      <text:p text:style-name="P1">impares += <text:span text:style-name="T6">1</text:span></text:p>
      <text:p text:style-name="P1"><text:span text:style-name="T3">print</text:span>(<text:span text:style-name="T5">"la cantidad de numeros impares es: "</text:span>, impares)</text:p>
      <text:p text:style-name="Standard">ingrese la cantidad de numeros: 20</text:p>
      <text:p text:style-name="Standard">la cantidad de numeros impares es: <text:s/>10</text:p>
      <text:p text:style-name="Standard"/>
      <text:p text:style-name="P2">""" 5)Escriba un algoritmo tal que dado como datos X números</text:p>
      <text:p text:style-name="P2">enteros, obtenga el número de ceros que hay entre estos</text:p>
      <text:p text:style-name="P2">números. Por ejemplo, si se ingresa 6 datos: 9 0 4 8 0 1</text:p>
      <text:p text:style-name="P2">El algoritmo arroja que hay 2 ceros. """</text:p>
      <text:p text:style-name="P3"/>
      <text:p text:style-name="P1"><text:span text:style-name="T2">def</text:span> <text:span text:style-name="T3">ceros</text:span>():</text:p>
      <text:p text:style-name="P1"><text:soft-page-break/>cant = <text:span text:style-name="T4">int</text:span>(<text:span text:style-name="T3">input</text:span>(<text:span text:style-name="T5">"ingrese la cantidad de numeros: "</text:span>))</text:p>
      <text:p text:style-name="P1">ceros = <text:span text:style-name="T6">0</text:span></text:p>
      <text:p text:style-name="P1"><text:span text:style-name="T1">for</text:span> i <text:span text:style-name="T1">in</text:span> <text:span text:style-name="T3">range</text:span>(cant):</text:p>
      <text:p text:style-name="P1">numero = <text:span text:style-name="T4">int</text:span>(<text:span text:style-name="T3">input</text:span>(<text:span text:style-name="T5">"ingrese un numero: "</text:span>))</text:p>
      <text:p text:style-name="P1"><text:span text:style-name="T1">if</text:span> numero == <text:span text:style-name="T6">0</text:span>:</text:p>
      <text:p text:style-name="P1">ceros += <text:span text:style-name="T6">1</text:span></text:p>
      <text:p text:style-name="P1"><text:span text:style-name="T3">print</text:span>(<text:span text:style-name="T5">"la cantidad de ceros es: "</text:span>, ceros)</text:p>
      <text:p text:style-name="Standard"/>
      <text:p text:style-name="Standard"/>
      <text:p text:style-name="Standard">ingrese la cantidad de numeros: 6</text:p>
      <text:p text:style-name="Standard">ingrese un numero: 9</text:p>
      <text:p text:style-name="Standard">ingrese un numero: 0</text:p>
      <text:p text:style-name="Standard">ingrese un numero: 4</text:p>
      <text:p text:style-name="Standard">ingrese un numero: 8</text:p>
      <text:p text:style-name="Standard">ingrese un numero: 0</text:p>
      <text:p text:style-name="Standard">ingrese un numero: 1</text:p>
      <text:p text:style-name="Standard">la cantidad de ceros es: <text:s/>2</text:p>
      <text:p text:style-name="Standard"/>
      <text:p text:style-name="P2">""" 6)Ingresar 50 caracteres e indicar cuantas veces se repite el carácter ‘a’. """</text:p>
      <text:p text:style-name="P3"/>
      <text:p text:style-name="P1"><text:span text:style-name="T2">def</text:span> <text:span text:style-name="T3">a</text:span>():</text:p>
      <text:p text:style-name="P1">cant = <text:span text:style-name="T6">0</text:span></text:p>
      <text:p text:style-name="P1"><text:span text:style-name="T1">for</text:span> i <text:span text:style-name="T1">in</text:span> <text:span text:style-name="T3">range</text:span>(<text:span text:style-name="T6">50</text:span>):</text:p>
      <text:p text:style-name="P1">caracter = <text:span text:style-name="T3">input</text:span>(<text:span text:style-name="T5">"ingrese un caracter: "</text:span>)</text:p>
      <text:p text:style-name="P1"><text:span text:style-name="T1">if</text:span> caracter == <text:span text:style-name="T5">"a"</text:span>:</text:p>
      <text:p text:style-name="P1">cant += <text:span text:style-name="T6">1</text:span></text:p>
      <text:p text:style-name="P1"><text:span text:style-name="T3">print</text:span>(<text:span text:style-name="T5">"la cantidad de veces que se repite la letra a es: "</text:span>, cant)</text:p>
      <text:p text:style-name="Standard"/>
      <text:p text:style-name="Standard">ingrese un caracter: a</text:p>
      <text:p text:style-name="Standard">ingrese un caracter: w</text:p>
      <text:p text:style-name="Standard">ingrese un caracter: e</text:p>
      <text:p text:style-name="Standard">ingrese un caracter: r</text:p>
      <text:p text:style-name="Standard">ingrese un caracter: </text:p>
      <text:p text:style-name="Standard">ingrese un caracter: t</text:p>
      <text:p text:style-name="Standard">ingrese un caracter: tt</text:p>
      <text:p text:style-name="Standard">ingrese un caracter: t</text:p>
      <text:p text:style-name="Standard">ingrese un caracter: </text:p>
      <text:p text:style-name="Standard">ingrese un caracter: r</text:p>
      <text:p text:style-name="Standard">ingrese un caracter: r</text:p>
      <text:p text:style-name="Standard">ingrese un caracter: e</text:p>
      <text:p text:style-name="Standard">ingrese un caracter: e</text:p>
      <text:p text:style-name="Standard">ingrese un caracter: w</text:p>
      <text:p text:style-name="Standard">ingrese un caracter: w</text:p>
      <text:p text:style-name="Standard">ingrese un caracter: a</text:p>
      <text:p text:style-name="Standard">ingrese un caracter: a</text:p>
      <text:p text:style-name="Standard">ingrese un caracter: a</text:p>
      <text:p text:style-name="Standard">ingrese un caracter: x</text:p>
      <text:p text:style-name="Standard">ingrese un caracter: x</text:p>
      <text:p text:style-name="Standard">ingrese un caracter: x</text:p>
      <text:p text:style-name="Standard">ingrese un caracter: z</text:p>
      <text:p text:style-name="Standard">ingrese un caracter: a</text:p>
      <text:p text:style-name="Standard">ingrese un caracter: a</text:p>
      <text:p text:style-name="Standard"><text:soft-page-break/>ingrese un caracter: a</text:p>
      <text:p text:style-name="Standard">ingrese un caracter: a</text:p>
      <text:p text:style-name="Standard">ingrese un caracter: q</text:p>
      <text:p text:style-name="Standard">ingrese un caracter: a</text:p>
      <text:p text:style-name="Standard">ingrese un caracter: a</text:p>
      <text:p text:style-name="Standard">ingrese un caracter: a</text:p>
      <text:p text:style-name="Standard">ingrese un caracter: a</text:p>
      <text:p text:style-name="Standard">ingrese un caracter: q</text:p>
      <text:p text:style-name="Standard">ingrese un caracter: a</text:p>
      <text:p text:style-name="Standard">ingrese un caracter: a</text:p>
      <text:p text:style-name="Standard">ingrese un caracter: a</text:p>
      <text:p text:style-name="Standard">ingrese un caracter: a</text:p>
      <text:p text:style-name="Standard">ingrese un caracter: a</text:p>
      <text:p text:style-name="Standard">ingrese un caracter: a</text:p>
      <text:p text:style-name="Standard">ingrese un caracter: a</text:p>
      <text:p text:style-name="Standard">ingrese un caracter: a</text:p>
      <text:p text:style-name="Standard">ingrese un caracter: a</text:p>
      <text:p text:style-name="Standard">ingrese un caracter: a</text:p>
      <text:p text:style-name="Standard">ingrese un caracter: </text:p>
      <text:p text:style-name="Standard">ingrese un caracter: a</text:p>
      <text:p text:style-name="Standard">ingrese un caracter: </text:p>
      <text:p text:style-name="Standard">ingrese un caracter: a</text:p>
      <text:p text:style-name="Standard">ingrese un caracter: aa</text:p>
      <text:p text:style-name="Standard">ingrese un caracter: a</text:p>
      <text:p text:style-name="Standard">ingrese un caracter: a</text:p>
      <text:p text:style-name="Standard">ingrese un caracter: a</text:p>
      <text:p text:style-name="Standard">la cantidad de veces que se repite la letra a es: <text:s/>27</text:p>
      <text:p text:style-name="Standard"/>
      <text:p text:style-name="P2">""" 7)Se tiene N temperaturas. Se desea calcular su media y</text:p>
      <text:p text:style-name="P2">determinar entre todas ellas cuantas son superiores o iguales a</text:p>
      <text:p text:style-name="P2">esa media. """</text:p>
      <text:p text:style-name="P3"/>
      <text:p text:style-name="P1"><text:span text:style-name="T2">def</text:span> <text:span text:style-name="T3">temperaturas</text:span>():</text:p>
      <text:p text:style-name="P1">cant = <text:span text:style-name="T4">int</text:span>(<text:span text:style-name="T3">input</text:span>(<text:span text:style-name="T5">"ingrese la cantidad de temperaturas: "</text:span>))</text:p>
      <text:p text:style-name="P1">vector = []</text:p>
      <text:p text:style-name="P1">suma = <text:span text:style-name="T6">0</text:span></text:p>
      <text:p text:style-name="P1"><text:span text:style-name="T1">for</text:span> i <text:span text:style-name="T1">in</text:span> <text:span text:style-name="T3">range</text:span>(cant):</text:p>
      <text:p text:style-name="P1">temperatura = <text:span text:style-name="T4">int</text:span>(<text:span text:style-name="T3">input</text:span>(<text:span text:style-name="T5">"ingrese una temperatura: "</text:span>))</text:p>
      <text:p text:style-name="P1">vector.append(temperatura)</text:p>
      <text:p text:style-name="P1">suma += temperatura</text:p>
      <text:p text:style-name="P1">promedio = suma / cant</text:p>
      <text:p text:style-name="P1">mayores = <text:span text:style-name="T6">0</text:span></text:p>
      <text:p text:style-name="P1"><text:span text:style-name="T1">for</text:span> i <text:span text:style-name="T1">in</text:span> <text:span text:style-name="T3">range</text:span>(<text:span text:style-name="T3">len</text:span>(vector)):</text:p>
      <text:p text:style-name="P1"><text:span text:style-name="T1">if</text:span> vector[i] &gt;= promedio:</text:p>
      <text:p text:style-name="P1">mayores += <text:span text:style-name="T6">1</text:span></text:p>
      <text:p text:style-name="P1"><text:span text:style-name="T3">print</text:span>(<text:span text:style-name="T5">"el promedio es: "</text:span>, promedio)</text:p>
      <text:p text:style-name="P1"><text:span text:style-name="T3">print</text:span>(<text:span text:style-name="T5">"la cantidad de temperaturas mayores o iguales al promedio es: "</text:span>, mayores)</text:p>
      <text:p text:style-name="P1"/>
      <text:p text:style-name="P3">ingrese la cantidad de temperaturas: 6</text:p>
      <text:p text:style-name="P3">ingrese una temperatura: 22</text:p>
      <text:p text:style-name="P3">ingrese una temperatura: 26</text:p>
      <text:p text:style-name="P3">ingrese una temperatura: 27</text:p>
      <text:p text:style-name="P3"><text:soft-page-break/>ingrese una temperatura: 36</text:p>
      <text:p text:style-name="P3">ingrese una temperatura: 14</text:p>
      <text:p text:style-name="P3">ingrese una temperatura: 12</text:p>
      <text:p text:style-name="P3">el promedio es: <text:s/>22.833333333333332</text:p>
      <text:p text:style-name="P3">la cantidad de temperaturas mayores o iguales al promedio es: <text:s/>3</text:p>
      <text:p text:style-name="P3"/>
      <text:p text:style-name="P2">""" 8)Escribir un algoritmo que pida un vector de caracteres por</text:p>
      <text:p text:style-name="P2">pantalla e invierta el orden de los caracteres mostrándolo por</text:p>
      <text:p text:style-name="P2">pantalla. """</text:p>
      <text:p text:style-name="P3"/>
      <text:p text:style-name="P1"><text:span text:style-name="T2">def</text:span> <text:span text:style-name="T3">invertir</text:span>():</text:p>
      <text:p text:style-name="P1">palabra = <text:span text:style-name="T3">input</text:span>(<text:span text:style-name="T5">"ingrese una palabra: "</text:span>)</text:p>
      <text:p text:style-name="P1">palabra_invertida = palabra[::-<text:span text:style-name="T6">1</text:span>]</text:p>
      <text:p text:style-name="P1"><text:span text:style-name="T3">print</text:span>(<text:span text:style-name="T5">"la palabra invertida es: "</text:span>, palabra_invertida)</text:p>
      <text:p text:style-name="P3">ingrese una palabra: mariposa</text:p>
      <text:p text:style-name="P3">la palabra invertida es: <text:s/>asopiram</text:p>
      <text:p text:style-name="P3"/>
      <text:p text:style-name="P2">""" 9)Realizar un algoritmo que maneje un vector de enteros a través</text:p>
      <text:p text:style-name="P2">de un menú con seis opciones:</text:p>
      <text:p text:style-name="P2">1.- Añadir un elemento al vector (comprobando que el vector</text:p>
      <text:p text:style-name="P2">no esté lleno)</text:p>
      <text:p text:style-name="P2">2.- Eliminar un elemento del vector (comprobando que el</text:p>
      <text:p text:style-name="P2">vector no esté vacío)</text:p>
      <text:p text:style-name="P2">3.- Listar el contenido del vector</text:p>
      <text:p text:style-name="P2">4.- Contar las apariciones de un número en el vector</text:p>
      <text:p text:style-name="P2">5.- Calcular la media y el máximo de los elementos del vector</text:p>
      <text:p text:style-name="P2">0.- Terminar """</text:p>
      <text:p text:style-name="P3"/>
      <text:p text:style-name="P1"><text:span text:style-name="T2">def</text:span> <text:span text:style-name="T3">menu</text:span>():</text:p>
      <text:p text:style-name="P1">vector = []</text:p>
      <text:p text:style-name="P1">opcion = <text:span text:style-name="T6">1</text:span></text:p>
      <text:p text:style-name="P1"><text:span text:style-name="T1">while</text:span> opcion != <text:span text:style-name="T6">0</text:span>:</text:p>
      <text:p text:style-name="P1"><text:span text:style-name="T3">print</text:span>(<text:span text:style-name="T5">"1.- Añadir un elemento al vector"</text:span>)</text:p>
      <text:p text:style-name="P1"><text:span text:style-name="T3">print</text:span>(<text:span text:style-name="T5">"2.- Eliminar un elemento del vector"</text:span>)</text:p>
      <text:p text:style-name="P1"><text:span text:style-name="T3">print</text:span>(<text:span text:style-name="T5">"3.- Listar el contenido del vector"</text:span>)</text:p>
      <text:p text:style-name="P1"><text:span text:style-name="T3">print</text:span>(<text:span text:style-name="T5">"4.- Contar las apariciones de un número en el vector"</text:span>)</text:p>
      <text:p text:style-name="P1"><text:span text:style-name="T3">print</text:span>(<text:span text:style-name="T5">"5.- Calcular la media y el máximo de los elementos del vector"</text:span>)</text:p>
      <text:p text:style-name="P1"><text:span text:style-name="T3">print</text:span>(<text:span text:style-name="T5">"0.- Terminar"</text:span>)</text:p>
      <text:p text:style-name="P1">opcion = <text:span text:style-name="T4">int</text:span>(<text:span text:style-name="T3">input</text:span>(<text:span text:style-name="T5">"ingrese una opcion: "</text:span>))</text:p>
      <text:p text:style-name="P1"><text:span text:style-name="T1">if</text:span> opcion == <text:span text:style-name="T6">1</text:span>:</text:p>
      <text:p text:style-name="P1"><text:span text:style-name="T1">if</text:span> <text:span text:style-name="T3">len</text:span>(vector) == <text:span text:style-name="T6">10</text:span>:</text:p>
      <text:p text:style-name="P1"><text:span text:style-name="T3">print</text:span>(<text:span text:style-name="T5">"el vector esta lleno"</text:span>)</text:p>
      <text:p text:style-name="P1"><text:span text:style-name="T1">else</text:span>:</text:p>
      <text:p text:style-name="P1">numero = <text:span text:style-name="T4">int</text:span>(<text:span text:style-name="T3">input</text:span>(<text:span text:style-name="T5">"ingrese un numero: "</text:span>))</text:p>
      <text:p text:style-name="P1">vector.append(numero)</text:p>
      <text:p text:style-name="P1"><text:span text:style-name="T1">elif</text:span> opcion == <text:span text:style-name="T6">2</text:span>:</text:p>
      <text:p text:style-name="P1"><text:span text:style-name="T1">if</text:span> <text:span text:style-name="T3">len</text:span>(vector) == <text:span text:style-name="T6">0</text:span>:</text:p>
      <text:p text:style-name="P1"><text:span text:style-name="T3">print</text:span>(<text:span text:style-name="T5">"el vector esta vacio"</text:span>)</text:p>
      <text:p text:style-name="P1"><text:span text:style-name="T1">else</text:span>:</text:p>
      <text:p text:style-name="P1">numero = <text:span text:style-name="T4">int</text:span>(<text:span text:style-name="T3">input</text:span>(<text:span text:style-name="T5">"ingrese un numero: "</text:span>))</text:p>
      <text:p text:style-name="P1">vector.remove(numero)</text:p>
      <text:p text:style-name="P1"><text:soft-page-break/><text:span text:style-name="T1">elif</text:span> opcion == <text:span text:style-name="T6">3</text:span>:</text:p>
      <text:p text:style-name="P1"><text:span text:style-name="T3">print</text:span>(vector)</text:p>
      <text:p text:style-name="P1"><text:span text:style-name="T1">elif</text:span> opcion == <text:span text:style-name="T6">4</text:span>:</text:p>
      <text:p text:style-name="P1">numero = <text:span text:style-name="T4">int</text:span>(<text:span text:style-name="T3">input</text:span>(<text:span text:style-name="T5">"ingrese un numero: "</text:span>))</text:p>
      <text:p text:style-name="P1">cant = <text:span text:style-name="T6">0</text:span></text:p>
      <text:p text:style-name="P1"><text:span text:style-name="T1">for</text:span> i <text:span text:style-name="T1">in</text:span> <text:span text:style-name="T3">range</text:span>(<text:span text:style-name="T3">len</text:span>(vector)):</text:p>
      <text:p text:style-name="P1"><text:span text:style-name="T1">if</text:span> vector[i] == numero:</text:p>
      <text:p text:style-name="P1">cant += <text:span text:style-name="T6">1</text:span></text:p>
      <text:p text:style-name="P1"><text:span text:style-name="T3">print</text:span>(<text:span text:style-name="T5">"la cantidad de veces que se repite el numero es: "</text:span>, cant)</text:p>
      <text:p text:style-name="P1"><text:span text:style-name="T1">elif</text:span> opcion == <text:span text:style-name="T6">5</text:span>:</text:p>
      <text:p text:style-name="P1">suma = <text:span text:style-name="T6">0</text:span></text:p>
      <text:p text:style-name="P1">maximo = <text:span text:style-name="T6">0</text:span></text:p>
      <text:p text:style-name="P1"><text:span text:style-name="T1">for</text:span> i <text:span text:style-name="T1">in</text:span> <text:span text:style-name="T3">range</text:span>(<text:span text:style-name="T3">len</text:span>(vector)):</text:p>
      <text:p text:style-name="P1">suma += vector[i]</text:p>
      <text:p text:style-name="P1"><text:span text:style-name="T1">if</text:span> vector[i] &gt; maximo:</text:p>
      <text:p text:style-name="P1">maximo = vector[i]</text:p>
      <text:p text:style-name="P1">prom = suma/<text:span text:style-name="T3">len</text:span>(vector)</text:p>
      <text:p text:style-name="P1"><text:span text:style-name="T3">print</text:span>(<text:span text:style-name="T5">"el promedio es: "</text:span>, prom)</text:p>
      <text:p text:style-name="P1"><text:span text:style-name="T3">print</text:span>(<text:span text:style-name="T5">"el maximo es: "</text:span>, maximo)</text:p>
      <text:p text:style-name="P1"><text:span text:style-name="T1">elif</text:span> opcion == <text:span text:style-name="T6">0</text:span>:</text:p>
      <text:p text:style-name="P1"><text:span text:style-name="T3">print</text:span>(<text:span text:style-name="T5">"terminando"</text:span>)</text:p>
      <text:p text:style-name="P1"><text:span text:style-name="T1">else</text:span>:</text:p>
      <text:p text:style-name="P1"><text:span text:style-name="T3">print</text:span>(<text:span text:style-name="T5">"opcion incorrecta"</text:span>)</text:p>
      <text:p text:style-name="P3"/>
      <text:p text:style-name="P3">1.- Añadir un elemento al vector</text:p>
      <text:p text:style-name="P3">2.- Eliminar un elemento del vector</text:p>
      <text:p text:style-name="P3">3.- Listar el contenido del vector</text:p>
      <text:p text:style-name="P3">4.- Contar las apariciones de un número en el vector</text:p>
      <text:p text:style-name="P3">5.- Calcular la media y el máximo de los elementos del vector</text:p>
      <text:p text:style-name="P3">0.- Terminar</text:p>
      <text:p text:style-name="P3">ingrese una opcion: 1</text:p>
      <text:p text:style-name="P3">ingrese un numero: 6</text:p>
      <text:p text:style-name="P3">1.- Añadir un elemento al vector</text:p>
      <text:p text:style-name="P3">2.- Eliminar un elemento del vector</text:p>
      <text:p text:style-name="P3">3.- Listar el contenido del vector</text:p>
      <text:p text:style-name="P3">4.- Contar las apariciones de un número en el vector</text:p>
      <text:p text:style-name="P3">5.- Calcular la media y el máximo de los elementos del vector</text:p>
      <text:p text:style-name="P3">0.- Terminar</text:p>
      <text:p text:style-name="P3">ingrese una opcion: 1</text:p>
      <text:p text:style-name="P3">ingrese un numero: 4</text:p>
      <text:p text:style-name="P3">1.- Añadir un elemento al vector</text:p>
      <text:p text:style-name="P3">2.- Eliminar un elemento del vector</text:p>
      <text:p text:style-name="P3">3.- Listar el contenido del vector</text:p>
      <text:p text:style-name="P3">4.- Contar las apariciones de un número en el vector</text:p>
      <text:p text:style-name="P3">5.- Calcular la media y el máximo de los elementos del vector</text:p>
      <text:p text:style-name="P3">0.- Terminar</text:p>
      <text:p text:style-name="P3">ingrese una opcion: 1</text:p>
      <text:p text:style-name="P3">ingrese un numero: 9</text:p>
      <text:p text:style-name="P3">1.- Añadir un elemento al vector</text:p>
      <text:p text:style-name="P3">2.- Eliminar un elemento del vector</text:p>
      <text:p text:style-name="P3">3.- Listar el contenido del vector</text:p>
      <text:p text:style-name="P3"><text:soft-page-break/>4.- Contar las apariciones de un número en el vector</text:p>
      <text:p text:style-name="P3">5.- Calcular la media y el máximo de los elementos del vector</text:p>
      <text:p text:style-name="P3">0.- Terminar</text:p>
      <text:p text:style-name="P3">ingrese una opcion: 1</text:p>
      <text:p text:style-name="P3">ingrese un numero: 4</text:p>
      <text:p text:style-name="P3">1.- Añadir un elemento al vector</text:p>
      <text:p text:style-name="P3">2.- Eliminar un elemento del vector</text:p>
      <text:p text:style-name="P3">3.- Listar el contenido del vector</text:p>
      <text:p text:style-name="P3">4.- Contar las apariciones de un número en el vector</text:p>
      <text:p text:style-name="P3">5.- Calcular la media y el máximo de los elementos del vector</text:p>
      <text:p text:style-name="P3">0.- Terminar</text:p>
      <text:p text:style-name="P3">ingrese una opcion: 3</text:p>
      <text:p text:style-name="P3">[6, 4, 9, 4]</text:p>
      <text:p text:style-name="P3">1.- Añadir un elemento al vector</text:p>
      <text:p text:style-name="P3">2.- Eliminar un elemento del vector</text:p>
      <text:p text:style-name="P3">3.- Listar el contenido del vector</text:p>
      <text:p text:style-name="P3">4.- Contar las apariciones de un número en el vector</text:p>
      <text:p text:style-name="P3">5.- Calcular la media y el máximo de los elementos del vector</text:p>
      <text:p text:style-name="P3">0.- Terminar</text:p>
      <text:p text:style-name="P3">ingrese una opcion: 1</text:p>
      <text:p text:style-name="P3">ingrese un numero: 6</text:p>
      <text:p text:style-name="P3">1.- Añadir un elemento al vector</text:p>
      <text:p text:style-name="P3">2.- Eliminar un elemento del vector</text:p>
      <text:p text:style-name="P3">3.- Listar el contenido del vector</text:p>
      <text:p text:style-name="P3">4.- Contar las apariciones de un número en el vector</text:p>
      <text:p text:style-name="P3">5.- Calcular la media y el máximo de los elementos del vector</text:p>
      <text:p text:style-name="P3">0.- Terminar</text:p>
      <text:p text:style-name="P3">ingrese una opcion: 4</text:p>
      <text:p text:style-name="P3">ingrese un numero: 6</text:p>
      <text:p text:style-name="P3">la cantidad de veces que se repite el numero es: <text:s/>2</text:p>
      <text:p text:style-name="P3">1.- Añadir un elemento al vector</text:p>
      <text:p text:style-name="P3">2.- Eliminar un elemento del vector</text:p>
      <text:p text:style-name="P3">3.- Listar el contenido del vector</text:p>
      <text:p text:style-name="P3">4.- Contar las apariciones de un número en el vector</text:p>
      <text:p text:style-name="P3">5.- Calcular la media y el máximo de los elementos del vector</text:p>
      <text:p text:style-name="P3">0.- Terminar</text:p>
      <text:p text:style-name="P3">ingrese una opcion: 5</text:p>
      <text:p text:style-name="P3">el promedio es: <text:s/>5.8</text:p>
      <text:p text:style-name="P3">el maximo es: <text:s/>9</text:p>
      <text:p text:style-name="P3">1.- Añadir un elemento al vector</text:p>
      <text:p text:style-name="P3">2.- Eliminar un elemento del vector</text:p>
      <text:p text:style-name="P3">3.- Listar el contenido del vector</text:p>
      <text:p text:style-name="P3">4.- Contar las apariciones de un número en el vector</text:p>
      <text:p text:style-name="P3">5.- Calcular la media y el máximo de los elementos del vector</text:p>
      <text:p text:style-name="P3">0.- Terminar</text:p>
      <text:p text:style-name="P3">ingrese una opcion: 3</text:p>
      <text:p text:style-name="P3">[6, 4, 9, 4, 6]</text:p>
      <text:p text:style-name="P3">1.- Añadir un elemento al vector</text:p>
      <text:p text:style-name="P3">2.- Eliminar un elemento del vector</text:p>
      <text:p text:style-name="P3">3.- Listar el contenido del vector</text:p>
      <text:p text:style-name="P3">4.- Contar las apariciones de un número en el vector</text:p>
      <text:p text:style-name="P3"><text:soft-page-break/>5.- Calcular la media y el máximo de los elementos del vector</text:p>
      <text:p text:style-name="P3">0.- Terminar</text:p>
      <text:p text:style-name="P3">ingrese una opcion: 2</text:p>
      <text:p text:style-name="P3">ingrese un numero: 6</text:p>
      <text:p text:style-name="P3">1.- Añadir un elemento al vector</text:p>
      <text:p text:style-name="P3">2.- Eliminar un elemento del vector</text:p>
      <text:p text:style-name="P3">3.- Listar el contenido del vector</text:p>
      <text:p text:style-name="P3">4.- Contar las apariciones de un número en el vector</text:p>
      <text:p text:style-name="P3">5.- Calcular la media y el máximo de los elementos del vector</text:p>
      <text:p text:style-name="P3">0.- Terminar</text:p>
      <text:p text:style-name="P3">ingrese una opcion: 3</text:p>
      <text:p text:style-name="P3">[4, 9, 4, 6]</text:p>
      <text:p text:style-name="P3">1.- Añadir un elemento al vector</text:p>
      <text:p text:style-name="P3">2.- Eliminar un elemento del vector</text:p>
      <text:p text:style-name="P3">3.- Listar el contenido del vector</text:p>
      <text:p text:style-name="P3">4.- Contar las apariciones de un número en el vector</text:p>
      <text:p text:style-name="P3">5.- Calcular la media y el máximo de los elementos del vector</text:p>
      <text:p text:style-name="P3">0.- Terminar</text:p>
      <text:p text:style-name="P3">ingrese una opcion: 0</text:p>
      <text:p text:style-name="P3">terminando</text:p>
      <text:p text:style-name="P3"/>
      <text:p text:style-name="P2">""" 10)Elaborar algoritmo que busque en forma secuencial un</text:p>
      <text:p text:style-name="P2">VALOR dentro de un arreglo de N elementos numéricos y</text:p>
      <text:p text:style-name="P2">retorne su posición. """</text:p>
      <text:p text:style-name="P3"/>
      <text:p text:style-name="P1"><text:span text:style-name="T2">def</text:span> <text:span text:style-name="T3">busqueda</text:span>():</text:p>
      <text:p text:style-name="P1">vector = [<text:span text:style-name="T6">1</text:span>, <text:span text:style-name="T6">2</text:span>, <text:span text:style-name="T6">3</text:span>, <text:span text:style-name="T6">4</text:span>, <text:span text:style-name="T6">5</text:span>, <text:span text:style-name="T6">6</text:span>, <text:span text:style-name="T6">7</text:span>, <text:span text:style-name="T6">8</text:span>, <text:span text:style-name="T6">9</text:span>, <text:span text:style-name="T6">10</text:span>]</text:p>
      <text:p text:style-name="P1">numero = <text:span text:style-name="T4">int</text:span>(<text:span text:style-name="T3">input</text:span>(<text:span text:style-name="T5">"ingrese un numero: "</text:span>))</text:p>
      <text:p text:style-name="P1">posicion = -<text:span text:style-name="T6">1</text:span></text:p>
      <text:p text:style-name="P1"><text:span text:style-name="T1">for</text:span> i <text:span text:style-name="T1">in</text:span> <text:span text:style-name="T3">range</text:span>(<text:span text:style-name="T3">len</text:span>(vector)):</text:p>
      <text:p text:style-name="P1"><text:span text:style-name="T1">if</text:span> vector[i] == numero:</text:p>
      <text:p text:style-name="P1">posicion = i</text:p>
      <text:p text:style-name="P1"><text:span text:style-name="T1">if</text:span> posicion == -<text:span text:style-name="T6">1</text:span>:</text:p>
      <text:p text:style-name="P1"><text:span text:style-name="T3">print</text:span>(<text:span text:style-name="T5">"el numero no se encuentra en el vector"</text:span>)</text:p>
      <text:p text:style-name="P1"><text:span text:style-name="T1">else</text:span>:</text:p>
      <text:p text:style-name="P1"><text:span text:style-name="T3">print</text:span>(<text:span text:style-name="T5">"el numero se encuentra en la posicion: "</text:span>, posicion)</text:p>
      <text:p text:style-name="P1"/>
      <text:p text:style-name="P1"/>
      <text:p text:style-name="P1"/>
      <text:p text:style-name="P1"/>
      <text:p text:style-name="P2">""" 11)Cargar un vector de 25 posiciones con numero enteros, a</text:p>
      <text:p text:style-name="P2">partir de este crear 2 vectores; uno con los números pares y el</text:p>
      <text:p text:style-name="P2">otro con los numero impares, además decir de los vectores</text:p>
      <text:p text:style-name="P2">cual es más grande y el número de elementos en cada vector. """</text:p>
      <text:p text:style-name="P3"/>
      <text:p text:style-name="P1"><text:span text:style-name="T2">def</text:span> <text:span text:style-name="T3">pares_impares</text:span>():</text:p>
      <text:p text:style-name="P1">vector = []</text:p>
      <text:p text:style-name="P1"><text:span text:style-name="T1">for</text:span> i <text:span text:style-name="T1">in</text:span> <text:span text:style-name="T3">range</text:span>(<text:span text:style-name="T6">25</text:span>):</text:p>
      <text:p text:style-name="P1">numero = <text:span text:style-name="T4">int</text:span>(<text:span text:style-name="T3">input</text:span>(<text:span text:style-name="T5">"ingrese un numero: "</text:span>))</text:p>
      <text:p text:style-name="P1">vector.append(numero)</text:p>
      <text:p text:style-name="P1">vector_pares = []</text:p>
      <text:p text:style-name="P1"><text:soft-page-break/>vector_impares = []</text:p>
      <text:p text:style-name="P1"><text:span text:style-name="T1">for</text:span> i <text:span text:style-name="T1">in</text:span> <text:span text:style-name="T3">range</text:span>(<text:span text:style-name="T3">len</text:span>(vector)):</text:p>
      <text:p text:style-name="P1"><text:span text:style-name="T1">if</text:span> vector[i] % <text:span text:style-name="T6">2</text:span> == <text:span text:style-name="T6">0</text:span>:</text:p>
      <text:p text:style-name="P1">vector_pares.append(vector[i])</text:p>
      <text:p text:style-name="P1"><text:span text:style-name="T1">else</text:span>:</text:p>
      <text:p text:style-name="P1">vector_impares.append(vector[i])</text:p>
      <text:p text:style-name="P1"><text:span text:style-name="T3">print</text:span>(<text:span text:style-name="T5">"el vector de pares es: "</text:span>, vector_pares)</text:p>
      <text:p text:style-name="P1"><text:span text:style-name="T3">print</text:span>(<text:span text:style-name="T5">"el vector de impares es: "</text:span>, vector_impares)</text:p>
      <text:p text:style-name="P1"><text:span text:style-name="T1">if</text:span> <text:span text:style-name="T3">len</text:span>(vector_pares) &gt; <text:span text:style-name="T3">len</text:span>(vector_impares):</text:p>
      <text:p text:style-name="P1"><text:span text:style-name="T3">print</text:span>(<text:span text:style-name="T5">"el vector de pares es mayor"</text:span>)</text:p>
      <text:p text:style-name="P1"><text:span text:style-name="T1">else</text:span>:</text:p>
      <text:p text:style-name="P1"><text:span text:style-name="T3">print</text:span>(<text:span text:style-name="T5">"el vector de impares es mayor"</text:span>)</text:p>
      <text:p text:style-name="P1"><text:span text:style-name="T3">print</text:span>(<text:span text:style-name="T5">"la cantidad de elementos del vector de pares es: "</text:span>, <text:span text:style-name="T3">len</text:span>(vector_pares))</text:p>
      <text:p text:style-name="P1"><text:span text:style-name="T3">print</text:span>(<text:span text:style-name="T5">"la cantidad de elementos del vector de impares es: "</text:span>, <text:span text:style-name="T3">len</text:span>(vector_impares))</text:p>
      <text:p text:style-name="P3"/>
      <text:p text:style-name="P3">ingrese un numero: 4</text:p>
      <text:p text:style-name="P3">el numero se encuentra en la posicion: <text:s/>3</text:p>
      <text:p text:style-name="P3">ingrese un numero: 1</text:p>
      <text:p text:style-name="P3">ingrese un numero: 2</text:p>
      <text:p text:style-name="P3">ingrese un numero: 3</text:p>
      <text:p text:style-name="P3">ingrese un numero: 4</text:p>
      <text:p text:style-name="P3">ingrese un numero: 5</text:p>
      <text:p text:style-name="P3">ingrese un numero: 6</text:p>
      <text:p text:style-name="P3">ingrese un numero: 7</text:p>
      <text:p text:style-name="P3">ingrese un numero: 8</text:p>
      <text:p text:style-name="P3">ingrese un numero: 9</text:p>
      <text:p text:style-name="P3">ingrese un numero: 10</text:p>
      <text:p text:style-name="P3">ingrese un numero: 11</text:p>
      <text:p text:style-name="P3">ingrese un numero: 12</text:p>
      <text:p text:style-name="P3">ingrese un numero: 13</text:p>
      <text:p text:style-name="P3">ingrese un numero: 14</text:p>
      <text:p text:style-name="P3">ingrese un numero: 15</text:p>
      <text:p text:style-name="P3">ingrese un numero: 16</text:p>
      <text:p text:style-name="P3">ingrese un numero: 17</text:p>
      <text:p text:style-name="P3">ingrese un numero: 18</text:p>
      <text:p text:style-name="P3">ingrese un numero: 19</text:p>
      <text:p text:style-name="P3">ingrese un numero: 20</text:p>
      <text:p text:style-name="P3">ingrese un numero: 21</text:p>
      <text:p text:style-name="P3">ingrese un numero: 22</text:p>
      <text:p text:style-name="P3">ingrese un numero: 23</text:p>
      <text:p text:style-name="P3">ingrese un numero: 24</text:p>
      <text:p text:style-name="P3">ingrese un numero: 25</text:p>
      <text:p text:style-name="P3">el vector de pares es: <text:s/>[2, 4, 6, 8, 10, 12, 14, 16, 18, 20, 22, 24]</text:p>
      <text:p text:style-name="P3">el vector de impares es: <text:s/>[1, 3, 5, 7, 9, 11, 13, 15, 17, 19, 21, 23, 25]</text:p>
      <text:p text:style-name="P3">el vector de impares es mayor</text:p>
      <text:p text:style-name="P3">la cantidad de elementos del vector de pares es: <text:s/>12</text:p>
      <text:p text:style-name="P3">la cantidad de elementos del vector de impares es: <text:s/>13</text:p>
      <text:p text:style-name="P3"/>
      <text:p text:style-name="P3"/>
      <text:p text:style-name="P2">""" 12)Se tiene un vector, se pide ingresar 20 nombres de animales,</text:p>
      <text:p text:style-name="P2">luego se debe buscar el nombre de un animal que se ingrese</text:p>
      <text:p text:style-name="P2"><text:soft-page-break/>por teclado, el algoritmo debe imprimir el nombre de los</text:p>
      <text:p text:style-name="P2">animales que se encuentran al lado de la posición donde está</text:p>
      <text:p text:style-name="P2">el animal buscado, tanto a la derecha como izquierda. """</text:p>
      <text:p text:style-name="P3"/>
      <text:p text:style-name="P1"><text:span text:style-name="T2">def</text:span> <text:span text:style-name="T3">animales</text:span>():</text:p>
      <text:p text:style-name="P1">vector = []</text:p>
      <text:p text:style-name="P1"><text:span text:style-name="T1">for</text:span> i <text:span text:style-name="T1">in</text:span> <text:span text:style-name="T3">range</text:span>(<text:span text:style-name="T6">20</text:span>):</text:p>
      <text:p text:style-name="P1">animal = <text:span text:style-name="T3">input</text:span>(<text:span text:style-name="T5">"ingrese un animal: "</text:span>)</text:p>
      <text:p text:style-name="P1">vector.append(animal)</text:p>
      <text:p text:style-name="P1">animal = <text:span text:style-name="T3">input</text:span>(<text:span text:style-name="T5">"ingrese un animal a buscar: "</text:span>)</text:p>
      <text:p text:style-name="P1"><text:span text:style-name="T1">for</text:span> i <text:span text:style-name="T1">in</text:span> <text:span text:style-name="T3">range</text:span>(<text:span text:style-name="T3">len</text:span>(vector)):</text:p>
      <text:p text:style-name="P1"><text:span text:style-name="T1">if</text:span> vector[i] == animal:</text:p>
      <text:p text:style-name="P1"><text:span text:style-name="T1">if</text:span> i == <text:span text:style-name="T6">0</text:span>:</text:p>
      <text:p text:style-name="P1"><text:span text:style-name="T3">print</text:span>(<text:span text:style-name="T5">"el animal a la derecha es: "</text:span>, vector[i+<text:span text:style-name="T6">1</text:span>])</text:p>
      <text:p text:style-name="P1"><text:span text:style-name="T1">elif</text:span> i == <text:span text:style-name="T3">len</text:span>(vector)-<text:span text:style-name="T6">1</text:span>:</text:p>
      <text:p text:style-name="P1"><text:span text:style-name="T3">print</text:span>(<text:span text:style-name="T5">"el animal a la izquierda es: "</text:span>, vector[i-<text:span text:style-name="T6">1</text:span>])</text:p>
      <text:p text:style-name="P1"><text:span text:style-name="T1">else</text:span>:</text:p>
      <text:p text:style-name="P1"><text:span text:style-name="T3">print</text:span>(<text:span text:style-name="T5">"el animal a la derecha es: "</text:span>, vector[i+<text:span text:style-name="T6">1</text:span>])</text:p>
      <text:p text:style-name="P1"><text:span text:style-name="T3">print</text:span>(<text:span text:style-name="T5">"el animal a la izquierda es: "</text:span>, vector[i-<text:span text:style-name="T6">1</text:span>])</text:p>
      <text:p text:style-name="P3"/>
      <text:p text:style-name="P3">ingrese un animal: elefante</text:p>
      <text:p text:style-name="P3">ingrese un animal: perro</text:p>
      <text:p text:style-name="P3">ingrese un animal: gato</text:p>
      <text:p text:style-name="P3">ingrese un animal: mariposa</text:p>
      <text:p text:style-name="P3">ingrese un animal: tigre</text:p>
      <text:p text:style-name="P3">ingrese un animal: leon</text:p>
      <text:p text:style-name="P3">ingrese un animal: jirafa</text:p>
      <text:p text:style-name="P3">ingrese un animal: vaca</text:p>
      <text:p text:style-name="P3">ingrese un animal: caballo</text:p>
      <text:p text:style-name="P3">ingrese un animal: gallina</text:p>
      <text:p text:style-name="P3">ingrese un animal: oveja</text:p>
      <text:p text:style-name="P3">ingrese un animal: conejo</text:p>
      <text:p text:style-name="P3">ingrese un animal: cabra</text:p>
      <text:p text:style-name="P3">ingrese un animal: leopardo</text:p>
      <text:p text:style-name="P3">ingrese un animal: hipopotamo</text:p>
      <text:p text:style-name="P3">ingrese un animal: rinoceronte</text:p>
      <text:p text:style-name="P3">ingrese un animal: koala</text:p>
      <text:p text:style-name="P3">ingrese un animal: oso panda</text:p>
      <text:p text:style-name="P3">ingrese un animal: oso polar</text:p>
      <text:p text:style-name="P3">ingrese un animal: oso pardo</text:p>
      <text:p text:style-name="P3">ingrese un animal a buscar: cabra</text:p>
      <text:p text:style-name="P3">el animal a la derecha es: <text:s/>leopardo</text:p>
      <text:p text:style-name="P3">el animal a la izquierda es: <text:s/>conej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5T19:54:02.444315190</meta:creation-date>
    <dc:date>2022-10-15T20:43:37.380488300</dc:date>
    <meta:editing-duration>PT9M4S</meta:editing-duration>
    <meta:editing-cycles>1</meta:editing-cycles>
    <meta:document-statistic meta:table-count="0" meta:image-count="0" meta:object-count="0" meta:page-count="10" meta:paragraph-count="459" meta:word-count="2494" meta:character-count="14183" meta:non-whitespace-character-count="12124"/>
    <meta:generator>LibreOffice/6.4.7.2$Linux_X86_64 LibreOffice_project/40$Build-2</meta:generator>
  </office:meta>
</office:document-meta>
</file>